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0e3167"/>
    </style:style>
    <style:style style:name="P2" style:family="paragraph" style:parent-style-name="Text_20_body" style:list-style-name="L1">
      <style:text-properties style:font-name="DejaVu Sans Mono" fo:font-size="14pt" officeooo:rsid="000e3167" officeooo:paragraph-rsid="000e3167" style:font-size-asian="12.25pt" style:font-size-complex="14pt"/>
    </style:style>
    <style:style style:name="P3" style:family="paragraph" style:parent-style-name="Text_20_body" style:list-style-name="L1">
      <style:text-properties style:font-name="DejaVu Sans Mono" fo:font-size="14pt" fo:font-weight="bold" officeooo:rsid="000fcf4a" officeooo:paragraph-rsid="000fcf4a" style:font-size-asian="12.25pt" style:font-weight-asian="bold" style:font-size-complex="14pt" style:font-weight-complex="bold"/>
    </style:style>
    <style:style style:name="P4" style:family="paragraph" style:parent-style-name="Text_20_body" style:list-style-name="L1">
      <style:text-properties style:font-name="DejaVu Sans Mono" fo:font-size="14pt" fo:font-weight="normal" officeooo:rsid="000e3167" officeooo:paragraph-rsid="000e3167" style:font-size-asian="12.25pt" style:font-weight-asian="normal" style:font-size-complex="14pt" style:font-weight-complex="normal"/>
    </style:style>
    <style:style style:name="P5" style:family="paragraph" style:parent-style-name="Text_20_body" style:list-style-name="L1">
      <style:text-properties style:font-name="DejaVu Sans Mono" fo:font-size="14pt" fo:font-weight="normal" officeooo:rsid="000f7260" officeooo:paragraph-rsid="000f7260" style:font-size-asian="12.25pt" style:font-weight-asian="normal" style:font-size-complex="14pt" style:font-weight-complex="normal"/>
    </style:style>
    <style:style style:name="P6" style:family="paragraph" style:parent-style-name="Text_20_body" style:list-style-name="L1">
      <style:text-properties style:font-name="DejaVu Sans Mono" fo:font-size="14pt" fo:font-weight="normal" officeooo:rsid="000fcf4a" officeooo:paragraph-rsid="000fcf4a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DejaVu Sans Mono" fo:font-size="14pt" fo:font-weight="bold" officeooo:rsid="000e3167" style:font-size-asian="12.25pt" style:font-weight-asian="bold" style:font-size-complex="14pt" style:font-weight-complex="bold"/>
    </style:style>
    <style:style style:name="T4" style:family="text">
      <style:text-properties style:font-name="DejaVu Sans Mono" fo:font-size="14pt" fo:font-weight="normal" officeooo:rsid="000e3167" style:font-size-asian="12.25pt" style:font-weight-asian="normal" style:font-size-complex="14pt" style:font-weight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92123362" text:style-name="L1">
        <text:list-item>
          <text:p text:style-name="P2">Variables declared with <text:span text:style-name="T1">var </text:span><text:span text:style-name="T2">are function scoped while </text:span><text:span text:style-name="T1">let </text:span><text:span text:style-name="T2">is block scoped</text:span></text:p>
        </text:list-item>
        <text:list-item>
          <text:p text:style-name="P1"><text:span text:style-name="T3">Variable hoisting</text:span><text:span text:style-name="T4"> the variables defined by</text:span><text:span text:style-name="T3"> var </text:span><text:span text:style-name="T4">are lifted up to the top of its scope with the undefined value, and the ones declared by </text:span><text:span text:style-name="T3">let</text:span><text:span text:style-name="T4"> are lifted but not initialized</text:span></text:p>
        </text:list-item>
        <text:list-item>
          <text:p text:style-name="P4">functions are hoisted normally, but not the function expression(var f = function() ..)</text:p>
        </text:list-item>
        <text:list-item>
          <text:p text:style-name="P5">parseInt(“11”, 2) = 3</text:p>
        </text:list-item>
        <text:list-item>
          <text:p text:style-name="P5">(+’1.1’) + <text:s/>+’1.1’ = 2.2</text:p>
        </text:list-item>
        <text:list-item>
          <text:p text:style-name="P5">[,1]=&gt;[undefined,1] </text:p>
        </text:list-item>
        <text:list-item>
          <text:p text:style-name="P5">[1, ,1] =&gt; [1,undefined,1]</text:p>
        </text:list-item>
        <text:list-item>
          <text:p text:style-name="P5">[1,1,] =&gt; [1,1]</text:p>
        </text:list-item>
        <text:list-item>
          <text:p text:style-name="P6">015 = 0o15 = 13(decimal)</text:p>
        </text:list-item>
        <text:list-item>
          <text:p text:style-name="P6">regex literal = /a+b/ </text:p>
        </text:list-item>
        <text:list-item>
          <text:p text:style-name="P3">template literal = <text:span text:style-name="T2">`var1 = ${var1}`</text:span></text:p>
        </text:list-item>
        <text:list-item>
          <text:p text:style-name="P3"><text:span text:style-name="T2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00:30:15.544024650</meta:creation-date>
    <meta:generator>LibreOffice/6.4.7.2$Linux_X86_64 LibreOffice_project/40$Build-2</meta:generator>
    <dc:date>2022-03-10T02:18:01.489257127</dc:date>
    <meta:editing-duration>PT36M35S</meta:editing-duration>
    <meta:editing-cycles>1</meta:editing-cycles>
    <meta:document-statistic meta:table-count="0" meta:image-count="0" meta:object-count="0" meta:page-count="1" meta:paragraph-count="12" meta:word-count="100" meta:character-count="528" meta:non-whitespace-character-count="448"/>
  </office:meta>
</office:document-meta>
</file>